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ève explication sur le lancement d'une résolution</text:p>
      <text:p text:style-name="Standard"/>
      <text:p text:style-name="Standard">Aucun des programmes ne contient de prompt d'interrogation pour obtenir le fichier de spécification du problème. Il est nécessaire que l'utilisateur ajoute en paramètre l'adresse du fichier lors de l’exécution de la commande bash de la forme python &lt;NOM_DU_PROG&gt; &lt;FICHIER_DE_SPEC&gt;. Par exemple :</text:p>
      <text:p text:style-name="Standard"/>
      <text:p text:style-name="Standard">python curicullum1a.py data8</text:p>
      <text:p text:style-name="Standard"/>
      <text:p text:style-name="Standard">Présentation du modèle pour la résolution</text:p>
      <text:p text:style-name="Standard"/>
      <text:p text:style-name="Standard">L'ensemble des questions ont été résolues en utilisant quasiment le même modèle. Nous avons donc choisi de représenter les différentes affectations des modules à un semestre par une matrice de booléens. <text:s/>Les lignes de la matrices sont les différents semestres tandis que chaque colonne représente un module ; ainsi la valeur vrai dans la case i j signifie que le module en jème position dans la liste des modules est associé au ième semestre. Chaque case de la matrice sera donc une variable du problème.</text:p>
      <text:p text:style-name="Standard"/>
      <text:p text:style-name="Standard">Spécifications des contraintes du problème 1a</text:p>
      <text:p text:style-name="Standard"/>
      <text:p text:style-name="Standard">Pour résoudre le problème les contraintes suivantes ont été ajoutées :</text:p>
      <text:p text:style-name="Standard"><text:tab/>On vérifie qu'un module ne peut apparaître qu'une seule fois dans l'ensemble des semestres. Pour cela on utilise un Count sur chaque colonne de la matrice solution en vérifiant qu'il n'y ait qu'une seule variable à vrai.</text:p>
      <text:p text:style-name="Standard"><text:tab/>On vérifie que le nombre de modules dans un semestre est bien comprise entre le nombre maximum et minimum de matière possible dans un semestre grâce à la contrainte globale Between.</text:p>
      <text:p text:style-name="Standard"><text:tab/>On effectue la même vérification sur le nombre d'ECTS par semestre.</text:p>
      <text:p text:style-name="Standard"><text:tab/>Enfin on vérifie que l'on respecte toutes les règles de précédences fournies en récupérant les semestres associés aux modules de la règle puis en comparant leurs valeurs grâce à un IsGreaterCt. L'obtention du numéro du semestre n'est pas triviale et consiste à effectuer le produit scalaire entre la colonne du module dont l'on recherche son semestre et un tableau contenant les valeurs, triées de façon croissante, de 1 au nombre de semestre total.</text:p>
      <text:p text:style-name="Standard">Les paramètres de la recherche sont l'affectation des variables dans l'ordre dans lesquelles elles sont fournies et l'on assigne la valeur maximale en premier c'est-à-dire vrai (ou 1 en valeur numé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RINCE</meta:initial-creator>
    <meta:creation-date>2012-02-27T12:34:00</meta:creation-date>
    <meta:document-statistic meta:table-count="0" meta:image-count="0" meta:object-count="0" meta:page-count="1" meta:paragraph-count="12" meta:word-count="344" meta:character-count="2158"/>
    <dc:date>2012-02-27T13:04:34</dc:date>
    <dc:creator>Romain RINCE</dc:creator>
    <meta:editing-duration>PT14M43S</meta:editing-duration>
    <meta:editing-cycles>1</meta:editing-cycles>
    <meta:generator>LibreOffice/3.3$Linux LibreOffice_project/330m19$Build-301</meta:generator>
  </office:meta>
</office:document-meta>
</file>